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dddf9" officeooo:paragraph-rsid="0018a43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dddf9" officeooo:paragraph-rsid="0018a43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ddf9" officeooo:paragraph-rsid="0018a435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arching and Sorting</text:p>
      <text:p text:style-name="P3"/>
      <text:p text:style-name="P2">assignment1.cpp :-</text:p>
      <text:p text:style-name="P1"/>
      <text:p text:style-name="P1">/*</text:p>
      <text:p text:style-name="P1">Assignment 1</text:p>
      <text:p text:style-name="P1">Title :- Searching and Sorting</text:p>
      <text:p text:style-name="P1">Aim :- To create a student database and perform searching(linear and binary search) and sorting(quick, insertion and bubble sort).</text:p>
      <text:p text:style-name="P1">*/</text:p>
      <text:p text:style-name="P1"/>
      <text:p text:style-name="P1">#include &lt;iostream&gt; // header file</text:p>
      <text:p text:style-name="P1">#include &lt;cstring&gt; <text:s/>// to perform string opretions</text:p>
      <text:p text:style-name="P1">#include &lt;chrono&gt; <text:s text:c="2"/>// to measure time required</text:p>
      <text:p text:style-name="P1">using namespace std;</text:p>
      <text:p text:style-name="P1"/>
      <text:p text:style-name="P1">// struct student :- to store information of a student in structured manner</text:p>
      <text:p text:style-name="P1">struct Student</text:p>
      <text:p text:style-name="P1">{ <text:s text:c="13"/>// structure of a student</text:p>
      <text:p text:style-name="P1"><text:s text:c="2"/>string name; // student information</text:p>
      <text:p text:style-name="P1"><text:s text:c="2"/>int rollNo;</text:p>
      <text:p text:style-name="P1"><text:s text:c="2"/>float SGPA;</text:p>
      <text:p text:style-name="P1">};</text:p>
      <text:p text:style-name="P1"/>
      <text:p text:style-name="P1">// class student database :- to maintain database of students</text:p>
      <text:p text:style-name="P1">class StudentDB</text:p>
      <text:p text:style-name="P1">{</text:p>
      <text:p text:style-name="P1">private:</text:p>
      <text:p text:style-name="P1"><text:s text:c="2"/>int swaps, iterations, comparisons; // initialization of variables</text:p>
      <text:p text:style-name="P1"><text:s text:c="2"/>int NoOfStudents = 0;</text:p>
      <text:p text:style-name="P1"><text:s text:c="2"/>struct Student S[15]; // array of struct for storing database of students</text:p>
      <text:p text:style-name="P1">public:</text:p>
      <text:p text:style-name="P1"><text:s text:c="2"/>void addStudent(); <text:s text:c="16"/>// adds a student into the database</text:p>
      <text:p text:style-name="P1"><text:s text:c="2"/>void displayStudents(); <text:s text:c="11"/>// display all students</text:p>
      <text:p text:style-name="P1"><text:s text:c="2"/>void record(); <text:s text:c="20"/>// search and displays a student</text:p>
      <text:p text:style-name="P1"><text:s text:c="37"/>// UTILITY FUNCTIONS</text:p>
      <text:p text:style-name="P1"><text:s text:c="2"/>void variable_init(); <text:s text:c="13"/>// initialize all variables to 0</text:p>
      <text:p text:style-name="P1"><text:s text:c="2"/>void variable_display(); <text:s text:c="10"/>// display variables</text:p>
      <text:p text:style-name="P1"><text:s text:c="2"/>int menu(); <text:s text:c="23"/>// menu for user</text:p>
      <text:p text:style-name="P1"><text:s text:c="2"/>void swap(Student *a, Student *b); // swap 2 students</text:p>
      <text:p text:style-name="P1"><text:s text:c="2"/>int getNo(); <text:s text:c="22"/>// returns no of students in database</text:p>
      <text:p text:style-name="P1"/>
      <text:p text:style-name="P1"><text:s text:c="2"/>void linearSearch(); <text:s text:c="11"/>// linear search - SGPA</text:p>
      <text:p text:style-name="P1"><text:s text:c="2"/>void binarySearch(); <text:s text:c="11"/>// binary search - Name</text:p>
      <text:p text:style-name="P1"><text:s text:c="2"/>void insertionSort(); <text:s text:c="10"/>// insertion sort - Name</text:p>
      <text:p text:style-name="P1"><text:s text:c="2"/>void bubbleSort(); <text:s text:c="13"/>// bubble sort - Roll no</text:p>
      <text:p text:style-name="P1"><text:s text:c="2"/>int partition(int lb, int ub); <text:s/>// helper function for quick sort</text:p>
      <text:p text:style-name="P1"><text:s text:c="2"/>void quickSort(int lb, int ub); // quick sort - SGPA</text:p>
      <text:p text:style-name="P1">};</text:p>
      <text:p text:style-name="P1">/*------------------ADD STUDENT-------------------*/</text:p>
      <text:p text:style-name="P1">void StudentDB ::addStudent()</text:p>
      <text:p text:style-name="P1">{</text:p>
      <text:p text:style-name="P1"><text:soft-page-break/><text:s text:c="2"/>cout &lt;&lt; "Enter your first name : " &lt;&lt; endl;</text:p>
      <text:p text:style-name="P1"><text:s text:c="2"/>cin &gt;&gt; S[NoOfStudents].name;</text:p>
      <text:p text:style-name="P1"><text:s text:c="2"/>cout &lt;&lt; "Enter Roll No : " &lt;&lt; endl;</text:p>
      <text:p text:style-name="P1"><text:s text:c="2"/>cin &gt;&gt; S[NoOfStudents].rollNo;</text:p>
      <text:p text:style-name="P1"><text:s text:c="2"/>cout &lt;&lt; "Enter SGPA (Only between 0 to 10) : " &lt;&lt; endl;</text:p>
      <text:p text:style-name="P1"><text:s text:c="2"/>cin &gt;&gt; S[NoOfStudents].SGPA;</text:p>
      <text:p text:style-name="P1"><text:s text:c="2"/>NoOfStudents++;</text:p>
      <text:p text:style-name="P1">}</text:p>
      <text:p text:style-name="P1"/>
      <text:p text:style-name="P1">/*------------------SWAP STUDENTS-------------------*/</text:p>
      <text:p text:style-name="P1">void StudentDB ::swap(Student *a, Student *b)</text:p>
      <text:p text:style-name="P1">{</text:p>
      <text:p text:style-name="P1"><text:s text:c="2"/>Student temp;</text:p>
      <text:p text:style-name="P1"><text:s text:c="2"/>temp = *a;</text:p>
      <text:p text:style-name="P1"><text:s text:c="2"/>*a = *b;</text:p>
      <text:p text:style-name="P1"><text:s text:c="2"/>*b = temp;</text:p>
      <text:p text:style-name="P1"><text:s text:c="2"/>swaps++;</text:p>
      <text:p text:style-name="P1">}</text:p>
      <text:p text:style-name="P1"/>
      <text:p text:style-name="P1">/*------------------MENU-------------------*/</text:p>
      <text:p text:style-name="P1">int StudentDB ::menu()</text:p>
      <text:p text:style-name="P1">{</text:p>
      <text:p text:style-name="P1"><text:s text:c="2"/>cout &lt;&lt; "Enter your choice\n1 : Add student record.\n2 : Display the record of student.\n";</text:p>
      <text:p text:style-name="P1"><text:s text:c="2"/>cout &lt;&lt; "3 : Display student database.\n4 : Search the student by name.\n5 : Search the student by SGPA.\n";</text:p>
      <text:p text:style-name="P1"><text:s text:c="2"/>cout &lt;&lt; "6 : Sort students by name and view list.\n7 : Sort students by roll no and view list.\n";</text:p>
      <text:p text:style-name="P1"><text:s text:c="2"/>cout &lt;&lt; "8 : Sort students by CGPA and view list.\n9 : exit.\n";</text:p>
      <text:p text:style-name="P1"><text:s text:c="2"/>int choice;</text:p>
      <text:p text:style-name="P1"><text:s text:c="2"/>cin &gt;&gt; choice;</text:p>
      <text:p text:style-name="P1"><text:s text:c="2"/>return choice;</text:p>
      <text:p text:style-name="P1">}</text:p>
      <text:p text:style-name="P1"/>
      <text:p text:style-name="P1">/*------------------DISPLAY VARIABLES-------------------*/</text:p>
      <text:p text:style-name="P1">void StudentDB ::variable_display()</text:p>
      <text:p text:style-name="P1">{</text:p>
      <text:p text:style-name="P1"><text:s text:c="2"/>cout &lt;&lt; "No of swaps : " &lt;&lt; swaps &lt;&lt; endl;</text:p>
      <text:p text:style-name="P1"><text:s text:c="2"/>cout &lt;&lt; "No of comparisons : " &lt;&lt; comparisons &lt;&lt; endl;</text:p>
      <text:p text:style-name="P1"><text:s text:c="2"/>cout &lt;&lt; "No of iterations : " &lt;&lt; iterations &lt;&lt; endl;</text:p>
      <text:p text:style-name="P1">}</text:p>
      <text:p text:style-name="P1"/>
      <text:p text:style-name="P1">/*------------------INITIALIZE VARIABLES-------------------*/</text:p>
      <text:p text:style-name="P1">void StudentDB ::variable_init()</text:p>
      <text:p text:style-name="P1">{</text:p>
      <text:p text:style-name="P1"><text:s text:c="2"/>swaps = 0;</text:p>
      <text:p text:style-name="P1"><text:s text:c="2"/>comparisons = 0;</text:p>
      <text:p text:style-name="P1"><text:s text:c="2"/>iterations = 0;</text:p>
      <text:p text:style-name="P1">}</text:p>
      <text:p text:style-name="P1"/>
      <text:p text:style-name="P1">/*------------------RETURN NO OF STUDENTS-------------------*/</text:p>
      <text:p text:style-name="P1">int StudentDB ::getNo()</text:p>
      <text:p text:style-name="P1">{</text:p>
      <text:p text:style-name="P1"><text:s text:c="2"/>return this-&gt;NoOfStudents;</text:p>
      <text:p text:style-name="P1"><text:soft-page-break/>}</text:p>
      <text:p text:style-name="P1"/>
      <text:p text:style-name="P1">/*------------------DISPLAY STUDENTS-------------------*/</text:p>
      <text:p text:style-name="P1">void StudentDB ::displayStudents()</text:p>
      <text:p text:style-name="P1">{</text:p>
      <text:p text:style-name="P1"><text:s text:c="2"/>cout &lt;&lt; "--------------------RECORD OF STUDENTS----------------------\n\n";</text:p>
      <text:p text:style-name="P1"><text:s text:c="2"/>cout &lt;&lt; "\t\tName\t\tRoll No\t\tSGPA\n";</text:p>
      <text:p text:style-name="P1"><text:s text:c="2"/>for (int i = 0; i &lt; NoOfStudents; i++)</text:p>
      <text:p text:style-name="P1"><text:s text:c="2"/>{</text:p>
      <text:p text:style-name="P1"><text:s text:c="4"/>cout &lt;&lt; "------------------------------------------------------------\n";</text:p>
      <text:p text:style-name="P1"><text:s text:c="4"/>cout &lt;&lt; "Sr no. " &lt;&lt; i + 1 &lt;&lt; "\t";</text:p>
      <text:p text:style-name="P1"><text:s text:c="4"/>cout &lt;&lt; S[i].name &lt;&lt; "\t\t";</text:p>
      <text:p text:style-name="P1"><text:s text:c="4"/>cout &lt;&lt; S[i].rollNo &lt;&lt; "\t\t";</text:p>
      <text:p text:style-name="P1"><text:s text:c="4"/>cout &lt;&lt; S[i].SGPA &lt;&lt; endl;</text:p>
      <text:p text:style-name="P1"><text:s text:c="4"/>cout &lt;&lt; "------------------------------------------------------------\n";</text:p>
      <text:p text:style-name="P1"><text:s text:c="2"/>}</text:p>
      <text:p text:style-name="P1">}</text:p>
      <text:p text:style-name="P1"/>
      <text:p text:style-name="P1">/*------------------SEARCH AND DISPLAY STUDENT-------------------*/</text:p>
      <text:p text:style-name="P1">void StudentDB ::record()</text:p>
      <text:p text:style-name="P1">{</text:p>
      <text:p text:style-name="P1"><text:s text:c="2"/>int indexStu;</text:p>
      <text:p text:style-name="P1"><text:s text:c="2"/>cout &lt;&lt; "Enter the sr no of student to display record : ";</text:p>
      <text:p text:style-name="P1"><text:s text:c="2"/>cin &gt;&gt; indexStu;</text:p>
      <text:p text:style-name="P1"><text:s text:c="2"/>cout &lt;&lt; "Name : ";</text:p>
      <text:p text:style-name="P1"><text:s text:c="2"/>cout &lt;&lt; S[indexStu - 1].name &lt;&lt; endl;</text:p>
      <text:p text:style-name="P1"><text:s text:c="2"/>cout &lt;&lt; "Roll no : ";</text:p>
      <text:p text:style-name="P1"><text:s text:c="2"/>cout &lt;&lt; S[indexStu - 1].rollNo &lt;&lt; endl;</text:p>
      <text:p text:style-name="P1"><text:s text:c="2"/>cout &lt;&lt; "SGPA : ";</text:p>
      <text:p text:style-name="P1"><text:s text:c="2"/>cout &lt;&lt; S[indexStu - 1].SGPA &lt;&lt; endl;</text:p>
      <text:p text:style-name="P1">}</text:p>
      <text:p text:style-name="P1"/>
      <text:p text:style-name="P1">/*------------------LINEAR SEARCH(SGPA)-------------------*/</text:p>
      <text:p text:style-name="P1">void StudentDB ::linearSearch()</text:p>
      <text:p text:style-name="P1">{</text:p>
      <text:p text:style-name="P1"><text:s text:c="2"/>float key;</text:p>
      <text:p text:style-name="P1"><text:s text:c="2"/>cout &lt;&lt; "Enter SGPA of student : ";</text:p>
      <text:p text:style-name="P1"><text:s text:c="2"/>cin &gt;&gt; key;</text:p>
      <text:p text:style-name="P1"><text:s text:c="2"/>int flag = 0;</text:p>
      <text:p text:style-name="P1"><text:s text:c="2"/>for (int i = 0; i &lt; NoOfStudents; i++)</text:p>
      <text:p text:style-name="P1"><text:s text:c="2"/>{</text:p>
      <text:p text:style-name="P1"><text:s text:c="4"/>comparisons++;</text:p>
      <text:p text:style-name="P1"><text:s text:c="4"/>iterations++;</text:p>
      <text:p text:style-name="P1"><text:s text:c="4"/>if (S[i].SGPA == key)</text:p>
      <text:p text:style-name="P1"><text:s text:c="4"/>{</text:p>
      <text:p text:style-name="P1"><text:s text:c="6"/>comparisons++;</text:p>
      <text:p text:style-name="P1"><text:s text:c="6"/>cout &lt;&lt; "Name : " &lt;&lt; S[i].name &lt;&lt; "\n";</text:p>
      <text:p text:style-name="P1"><text:s text:c="6"/>cout &lt;&lt; "Roll <text:s/>No : " &lt;&lt; S[i].rollNo &lt;&lt; "\n";</text:p>
      <text:p text:style-name="P1"><text:s text:c="6"/>cout &lt;&lt; "SGPA : " &lt;&lt; S[i].SGPA &lt;&lt; "\n";</text:p>
      <text:p text:style-name="P1"><text:s text:c="6"/>flag = 1;</text:p>
      <text:p text:style-name="P1"><text:s text:c="4"/>}</text:p>
      <text:p text:style-name="P1"><text:s text:c="2"/>}</text:p>
      <text:p text:style-name="P1"><text:soft-page-break/><text:s text:c="2"/>if (flag == 0)</text:p>
      <text:p text:style-name="P1"><text:s text:c="2"/>{</text:p>
      <text:p text:style-name="P1"><text:s text:c="4"/>cout &lt;&lt; "No valid entry found\nPlease enter valid information";</text:p>
      <text:p text:style-name="P1"><text:s text:c="2"/>}</text:p>
      <text:p text:style-name="P1"><text:s text:c="2"/>comparisons++;</text:p>
      <text:p text:style-name="P1">}</text:p>
      <text:p text:style-name="P1"/>
      <text:p text:style-name="P1">/*------------------BINARY SEARCH(NAME)-------------------*/</text:p>
      <text:p text:style-name="P1">void StudentDB ::binarySearch()</text:p>
      <text:p text:style-name="P1">{</text:p>
      <text:p text:style-name="P1"><text:s text:c="2"/>string key;</text:p>
      <text:p text:style-name="P1"><text:s text:c="2"/>cout &lt;&lt; "enter name of student : ";</text:p>
      <text:p text:style-name="P1"><text:s text:c="2"/>cin &gt;&gt; key;</text:p>
      <text:p text:style-name="P1"><text:s text:c="2"/>int start = 0;</text:p>
      <text:p text:style-name="P1"><text:s text:c="2"/>int end = NoOfStudents;</text:p>
      <text:p text:style-name="P1"><text:s text:c="2"/>int mid, check, result = 0;</text:p>
      <text:p text:style-name="P1"/>
      <text:p text:style-name="P1"><text:s text:c="2"/>while (start &lt;= end)</text:p>
      <text:p text:style-name="P1"><text:s text:c="2"/>{</text:p>
      <text:p text:style-name="P1"><text:s text:c="4"/>comparisons++;</text:p>
      <text:p text:style-name="P1"><text:s text:c="4"/>iterations++;</text:p>
      <text:p text:style-name="P1"><text:s text:c="4"/>mid = (start + end) / 2;</text:p>
      <text:p text:style-name="P1"><text:s text:c="4"/>// int result = strcmp(arr[mid].name, key.name);</text:p>
      <text:p text:style-name="P1"/>
      <text:p text:style-name="P1"><text:s text:c="4"/>if (S[mid].name == key)</text:p>
      <text:p text:style-name="P1"><text:s text:c="4"/>{</text:p>
      <text:p text:style-name="P1"><text:s text:c="6"/>cout &lt;&lt; "key match\n";</text:p>
      <text:p text:style-name="P1"><text:s text:c="6"/>result = mid;</text:p>
      <text:p text:style-name="P1"><text:s text:c="6"/>check = 1;</text:p>
      <text:p text:style-name="P1"><text:s text:c="6"/>break;</text:p>
      <text:p text:style-name="P1"><text:s text:c="4"/>}</text:p>
      <text:p text:style-name="P1"><text:s text:c="4"/>else if (S[mid].name &lt; key)</text:p>
      <text:p text:style-name="P1"><text:s text:c="4"/>{</text:p>
      <text:p text:style-name="P1"><text:s text:c="6"/>start = mid + 1;</text:p>
      <text:p text:style-name="P1"><text:s text:c="4"/>}</text:p>
      <text:p text:style-name="P1"><text:s text:c="4"/>else</text:p>
      <text:p text:style-name="P1"><text:s text:c="4"/>{</text:p>
      <text:p text:style-name="P1"><text:s text:c="6"/>end = mid - 1;</text:p>
      <text:p text:style-name="P1"><text:s text:c="4"/>}</text:p>
      <text:p text:style-name="P1"><text:s text:c="4"/>comparisons += 2;</text:p>
      <text:p text:style-name="P1"><text:s text:c="2"/>}</text:p>
      <text:p text:style-name="P1"><text:s text:c="2"/>if (check == 0)</text:p>
      <text:p text:style-name="P1"><text:s text:c="2"/>{</text:p>
      <text:p text:style-name="P1"><text:s text:c="4"/>cout &lt;&lt; "Key not found\n";</text:p>
      <text:p text:style-name="P1"><text:s text:c="2"/>}</text:p>
      <text:p text:style-name="P1"><text:s text:c="2"/>else</text:p>
      <text:p text:style-name="P1"><text:s text:c="2"/>{</text:p>
      <text:p text:style-name="P1"><text:s text:c="4"/>cout &lt;&lt; "Name : " &lt;&lt; S[result].name &lt;&lt; "\n";</text:p>
      <text:p text:style-name="P1"><text:s text:c="4"/>cout &lt;&lt; "Roll no : " &lt;&lt; S[result].rollNo &lt;&lt; "\n";</text:p>
      <text:p text:style-name="P1"><text:s text:c="4"/>cout &lt;&lt; "SGPA : " &lt;&lt; S[result].SGPA &lt;&lt; "\n";</text:p>
      <text:p text:style-name="P1"><text:s text:c="2"/>}</text:p>
      <text:p text:style-name="P1"><text:s text:c="2"/>comparisons++;</text:p>
      <text:p text:style-name="P1"><text:soft-page-break/>}</text:p>
      <text:p text:style-name="P1"/>
      <text:p text:style-name="P1">/*------------------INSERTION SORT(NAME)-------------------*/</text:p>
      <text:p text:style-name="P1">void StudentDB ::insertionSort()</text:p>
      <text:p text:style-name="P1">{</text:p>
      <text:p text:style-name="P1"><text:s text:c="2"/>Student temp;</text:p>
      <text:p text:style-name="P1"><text:s text:c="2"/>for (int i = 1; i &lt; NoOfStudents; i++)</text:p>
      <text:p text:style-name="P1"><text:s text:c="2"/>{</text:p>
      <text:p text:style-name="P1"><text:s text:c="4"/>iterations++;</text:p>
      <text:p text:style-name="P1"><text:s text:c="4"/>comparisons++;</text:p>
      <text:p text:style-name="P1"><text:s text:c="4"/>temp = S[i];</text:p>
      <text:p text:style-name="P1"><text:s text:c="4"/>int j;</text:p>
      <text:p text:style-name="P1"><text:s text:c="4"/>j = i - 1;</text:p>
      <text:p text:style-name="P1"><text:s text:c="4"/>while (j &gt;= 0 &amp;&amp; temp.name &lt; S[j].name)</text:p>
      <text:p text:style-name="P1"><text:s text:c="4"/>{</text:p>
      <text:p text:style-name="P1"><text:s text:c="6"/>comparisons++;</text:p>
      <text:p text:style-name="P1"><text:s text:c="6"/>swaps++;</text:p>
      <text:p text:style-name="P1"><text:s text:c="6"/>S[j + 1] = S[j];</text:p>
      <text:p text:style-name="P1"><text:s text:c="6"/>j--;</text:p>
      <text:p text:style-name="P1"><text:s text:c="4"/>}</text:p>
      <text:p text:style-name="P1"><text:s text:c="4"/>S[j + 1] = temp;</text:p>
      <text:p text:style-name="P1"><text:s text:c="2"/>}</text:p>
      <text:p text:style-name="P1">}</text:p>
      <text:p text:style-name="P1"/>
      <text:p text:style-name="P1">/*------------------BUBBLE SORT(ROLL NO)-------------------*/</text:p>
      <text:p text:style-name="P1">void StudentDB ::bubbleSort()</text:p>
      <text:p text:style-name="P1">{</text:p>
      <text:p text:style-name="P1"><text:s text:c="2"/>for (int i = 0; i &lt; NoOfStudents - 1; i++)</text:p>
      <text:p text:style-name="P1"><text:s text:c="2"/>{</text:p>
      <text:p text:style-name="P1"><text:s text:c="4"/>iterations++;</text:p>
      <text:p text:style-name="P1"><text:s text:c="4"/>comparisons++;</text:p>
      <text:p text:style-name="P1"><text:s text:c="4"/>for (int j = 0; j &lt; NoOfStudents - i - 1; j++)</text:p>
      <text:p text:style-name="P1"><text:s text:c="4"/>{</text:p>
      <text:p text:style-name="P1"><text:s text:c="6"/>comparisons++;</text:p>
      <text:p text:style-name="P1"><text:s text:c="6"/>if (S[j].rollNo &gt; S[j + 1].rollNo)</text:p>
      <text:p text:style-name="P1"><text:s text:c="6"/>{</text:p>
      <text:p text:style-name="P1"><text:s text:c="8"/>Student temp;</text:p>
      <text:p text:style-name="P1"><text:s text:c="8"/>temp = S[j];</text:p>
      <text:p text:style-name="P1"><text:s text:c="8"/>S[j] = S[j + 1];</text:p>
      <text:p text:style-name="P1"><text:s text:c="8"/>S[j + 1] = temp;</text:p>
      <text:p text:style-name="P1"><text:s text:c="8"/>swaps++;</text:p>
      <text:p text:style-name="P1"><text:s text:c="6"/>}</text:p>
      <text:p text:style-name="P1"><text:s text:c="6"/>comparisons++;</text:p>
      <text:p text:style-name="P1"><text:s text:c="4"/>}</text:p>
      <text:p text:style-name="P1"><text:s text:c="2"/>}</text:p>
      <text:p text:style-name="P1">}</text:p>
      <text:p text:style-name="P1"/>
      <text:p text:style-name="P1">/*------------------PARTITIONS THE ARRAY - HEPER FUNCTION OF QUICK SORT-------------------*/</text:p>
      <text:p text:style-name="P1">int StudentDB ::partition(int lb, int ub)</text:p>
      <text:p text:style-name="P1">{</text:p>
      <text:p text:style-name="P1"><text:s text:c="2"/>iterations++;</text:p>
      <text:p text:style-name="P1"><text:soft-page-break/><text:s text:c="2"/>int i = lb + 1;</text:p>
      <text:p text:style-name="P1"><text:s text:c="2"/>int j = ub;</text:p>
      <text:p text:style-name="P1"><text:s text:c="2"/>Student temp;</text:p>
      <text:p text:style-name="P1"><text:s text:c="2"/>int pivot = S[lb].SGPA;</text:p>
      <text:p text:style-name="P1"><text:s text:c="2"/>do</text:p>
      <text:p text:style-name="P1"><text:s text:c="2"/>{</text:p>
      <text:p text:style-name="P1"><text:s text:c="4"/>while (S[i].SGPA &gt;= pivot)</text:p>
      <text:p text:style-name="P1"><text:s text:c="4"/>{</text:p>
      <text:p text:style-name="P1"><text:s text:c="6"/>i++;</text:p>
      <text:p text:style-name="P1"><text:s text:c="6"/>comparisons++;</text:p>
      <text:p text:style-name="P1"><text:s text:c="4"/>}</text:p>
      <text:p text:style-name="P1"><text:s text:c="4"/>while (S[j].SGPA &lt; pivot)</text:p>
      <text:p text:style-name="P1"><text:s text:c="4"/>{</text:p>
      <text:p text:style-name="P1"><text:s text:c="6"/>j--;</text:p>
      <text:p text:style-name="P1"><text:s text:c="6"/>comparisons++;</text:p>
      <text:p text:style-name="P1"><text:s text:c="4"/>}</text:p>
      <text:p text:style-name="P1"><text:s text:c="4"/>if (i &lt; j)</text:p>
      <text:p text:style-name="P1"><text:s text:c="4"/>{</text:p>
      <text:p text:style-name="P1"><text:s text:c="6"/>comparisons++;</text:p>
      <text:p text:style-name="P1"><text:s text:c="6"/>swap(&amp;S[i], &amp;S[j]);</text:p>
      <text:p text:style-name="P1"><text:s text:c="4"/>}</text:p>
      <text:p text:style-name="P1"><text:s text:c="2"/>} while (i &lt; j);</text:p>
      <text:p text:style-name="P1"/>
      <text:p text:style-name="P1"><text:s text:c="2"/>swap(&amp;S[lb], &amp;S[j]);</text:p>
      <text:p text:style-name="P1"><text:s text:c="2"/>return j;</text:p>
      <text:p text:style-name="P1">}</text:p>
      <text:p text:style-name="P1"/>
      <text:p text:style-name="P1">/*------------------QUICK SORT(SGPA)-------------------*/</text:p>
      <text:p text:style-name="P1">void StudentDB ::quickSort(int lb, int ub)</text:p>
      <text:p text:style-name="P1">{</text:p>
      <text:p text:style-name="P1"><text:s text:c="2"/>// base case</text:p>
      <text:p text:style-name="P1"><text:s text:c="2"/>if (ub &gt; lb)</text:p>
      <text:p text:style-name="P1"><text:s text:c="2"/>{</text:p>
      <text:p text:style-name="P1"><text:s text:c="4"/>comparisons++;</text:p>
      <text:p text:style-name="P1"><text:s text:c="4"/>int pi = partition(lb, ub);</text:p>
      <text:p text:style-name="P1"><text:s text:c="4"/>// left part</text:p>
      <text:p text:style-name="P1"><text:s text:c="4"/>quickSort(lb, pi - 1);</text:p>
      <text:p text:style-name="P1"><text:s text:c="4"/>// right part</text:p>
      <text:p text:style-name="P1"><text:s text:c="4"/>quickSort(pi + 1, ub);</text:p>
      <text:p text:style-name="P1"><text:s text:c="2"/>}</text:p>
      <text:p text:style-name="P1">}</text:p>
      <text:p text:style-name="P1"/>
      <text:p text:style-name="P1">int main()</text:p>
      <text:p text:style-name="P1">{</text:p>
      <text:p text:style-name="P1"/>
      <text:p text:style-name="P1"><text:s text:c="2"/>StudentDB S1; // creating object of a student</text:p>
      <text:p text:style-name="P1"><text:s text:c="2"/>while (1)</text:p>
      <text:p text:style-name="P1"><text:s text:c="2"/>{</text:p>
      <text:p text:style-name="P1"><text:s text:c="4"/>int choice = S1.menu(); <text:s text:c="3"/>// menu for user</text:p>
      <text:p text:style-name="P1"/>
      <text:p text:style-name="P1"><text:s text:c="4"/>if (choice == 1) <text:s text:c="10"/>// add student </text:p>
      <text:p text:style-name="P1"><text:s text:c="4"/>{</text:p>
      <text:p text:style-name="P1"><text:soft-page-break/><text:s text:c="6"/>auto start = std::chrono::high_resolution_clock::now();</text:p>
      <text:p text:style-name="P1"><text:s text:c="6"/>S1.addStudent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><text:s text:c="4"/>else if (choice == 2) <text:s text:c="6"/>// search and display student</text:p>
      <text:p text:style-name="P1"><text:s text:c="4"/>{</text:p>
      <text:p text:style-name="P1"><text:s text:c="6"/>auto start = std::chrono::high_resolution_clock::now();</text:p>
      <text:p text:style-name="P1"><text:s text:c="6"/>S1.record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><text:s text:c="4"/>else if (choice == 3) <text:s text:c="8"/>// displays al students</text:p>
      <text:p text:style-name="P1"><text:s text:c="4"/>{</text:p>
      <text:p text:style-name="P1"><text:s text:c="6"/>auto start = std::chrono::high_resolution_clock::now();</text:p>
      <text:p text:style-name="P1"><text:s text:c="6"/>S1.displayStudents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/>
      <text:p text:style-name="P1"><text:s text:c="4"/>else if (choice == 4) <text:s text:c="8"/>// binary search - name</text:p>
      <text:p text:style-name="P1"><text:s text:c="4"/>{</text:p>
      <text:p text:style-name="P1"><text:s text:c="6"/>auto start = std::chrono::high_resolution_clock::now();</text:p>
      <text:p text:style-name="P1"><text:s text:c="6"/>S1.variable_init();</text:p>
      <text:p text:style-name="P1"><text:s text:c="6"/>S1.binarySearch();</text:p>
      <text:p text:style-name="P1"><text:s text:c="6"/>S1.variable_display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/>
      <text:p text:style-name="P1"><text:s text:c="4"/>else if (choice == 5) <text:s text:c="7"/>// linear search - sgpa</text:p>
      <text:p text:style-name="P1"><text:s text:c="4"/>{</text:p>
      <text:p text:style-name="P1"><text:s text:c="6"/>auto start = std::chrono::high_resolution_clock::now();</text:p>
      <text:p text:style-name="P1"><text:s text:c="6"/>S1.variable_init();</text:p>
      <text:p text:style-name="P1"><text:s text:c="6"/>S1.linearSearch();</text:p>
      <text:p text:style-name="P1"><text:s text:c="6"/>S1.variable_display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/>
      <text:p text:style-name="P1"><text:s text:c="4"/>else if (choice == 6) <text:s text:c="7"/>// insertion sort - name</text:p>
      <text:p text:style-name="P1"><text:s text:c="4"/>{</text:p>
      <text:p text:style-name="P1"><text:soft-page-break/><text:s text:c="6"/>auto start = std::chrono::high_resolution_clock::now();</text:p>
      <text:p text:style-name="P1"><text:s text:c="6"/>S1.variable_init();</text:p>
      <text:p text:style-name="P1"><text:s text:c="6"/>S1.insertionSort();</text:p>
      <text:p text:style-name="P1"><text:s text:c="6"/>S1.displayStudents();</text:p>
      <text:p text:style-name="P1"><text:s text:c="6"/>S1.variable_display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/>
      <text:p text:style-name="P1"><text:s text:c="4"/>else if (choice == 7) <text:s text:c="7"/>// bubble sort - roll no</text:p>
      <text:p text:style-name="P1"><text:s text:c="4"/>{</text:p>
      <text:p text:style-name="P1"><text:s text:c="6"/>auto start = std::chrono::high_resolution_clock::now();</text:p>
      <text:p text:style-name="P1"><text:s text:c="6"/>S1.variable_init();</text:p>
      <text:p text:style-name="P1"><text:s text:c="6"/>S1.bubbleSort();</text:p>
      <text:p text:style-name="P1"><text:s text:c="6"/>S1.displayStudents();</text:p>
      <text:p text:style-name="P1"><text:s text:c="6"/>S1.variable_display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/>
      <text:p text:style-name="P1"><text:s text:c="4"/>else if (choice == 8) <text:s text:c="3"/>// quick sort - sgpa</text:p>
      <text:p text:style-name="P1"><text:s text:c="4"/>{</text:p>
      <text:p text:style-name="P1"><text:s text:c="6"/>auto start = std::chrono::high_resolution_clock::now();</text:p>
      <text:p text:style-name="P1"><text:s text:c="6"/>S1.variable_init();</text:p>
      <text:p text:style-name="P1"><text:s text:c="6"/>int NoOfStudents;</text:p>
      <text:p text:style-name="P1"><text:s text:c="6"/>NoOfStudents = S1.getNo();</text:p>
      <text:p text:style-name="P1"><text:s text:c="6"/>S1.quickSort(0, NoOfStudents - 1);</text:p>
      <text:p text:style-name="P1"><text:s text:c="6"/>S1.displayStudents();</text:p>
      <text:p text:style-name="P1"><text:s text:c="6"/>S1.variable_display();</text:p>
      <text:p text:style-name="P1"><text:s text:c="6"/>auto end = std::chrono::high_resolution_clock::now();</text:p>
      <text:p text:style-name="P1"><text:s text:c="6"/>auto duration = std::chrono::duration_cast&lt;std::chrono::microseconds&gt;(end - start);</text:p>
      <text:p text:style-name="P1"><text:s text:c="6"/>std::cout &lt;&lt; "Time taken by the program: " &lt;&lt; duration.count() &lt;&lt; " microseconds" &lt;&lt; std::endl;</text:p>
      <text:p text:style-name="P1"><text:s text:c="4"/>}</text:p>
      <text:p text:style-name="P1"/>
      <text:p text:style-name="P1"><text:s text:c="4"/>else if (choice == 9) <text:s text:c="3"/>// exit from program</text:p>
      <text:p text:style-name="P1"><text:s text:c="4"/>{</text:p>
      <text:p text:style-name="P1"><text:s text:c="6"/>exit(0);</text:p>
      <text:p text:style-name="P1"><text:s text:c="4"/>}</text:p>
      <text:p text:style-name="P1"><text:s text:c="4"/>else <text:s text:c="20"/>// invalid case</text:p>
      <text:p text:style-name="P1"><text:s text:c="4"/>{</text:p>
      <text:p text:style-name="P1"><text:s text:c="6"/>cout &lt;&lt; "Please enter valid information";</text:p>
      <text:p text:style-name="P1"><text:s text:c="6"/>break;</text:p>
      <text:p text:style-name="P1"><text:s text:c="4"/>}</text:p>
      <text:p text:style-name="P1"><text:s text:c="2"/>}</text:p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6:44:45.137613331</meta:creation-date>
    <dc:date>2023-12-17T16:45:14.521083589</dc:date>
    <meta:editing-duration>PT30S</meta:editing-duration>
    <meta:editing-cycles>1</meta:editing-cycles>
    <meta:document-statistic meta:table-count="0" meta:image-count="0" meta:object-count="0" meta:page-count="8" meta:paragraph-count="373" meta:word-count="1476" meta:character-count="11017" meta:non-whitespace-character-count="8520"/>
    <meta:generator>LibreOffice/7.3.7.2$Linux_X86_64 LibreOffice_project/30$Build-2</meta:generator>
  </office:meta>
</office:document-meta>
</file>